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2c001e" draw:marker-start-width="0.509cm" draw:marker-end-width="0.509cm" draw:fill="none" draw:textarea-horizontal-align="justify" draw:textarea-vertical-align="middle" draw:auto-grow-height="false" fo:min-height="2.29cm" fo:min-width="4.199cm" fo:padding-top="0.176cm" fo:padding-bottom="0.176cm" fo:padding-left="0.301cm" fo:padding-right="0.30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699cm" svg:height="2.54cm" svg:x="7.604cm" svg:y="6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699cm" svg:height="2.54cm" svg:x="7.604cm" svg:y="11.1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699cm" svg:height="2.54cm" svg:x="7.604cm" svg:y="15.732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953cm" svg:y1="8.874cm" svg:x2="9.953cm" svg:y2="11.148cm" draw:start-shape="id1" draw:start-glue-point="2" draw:end-shape="id2" draw:end-glue-point="0" svg:d="M9953 8874v2274" svg:viewBox="0 0 1 2275">
          <text:p/>
        </draw:connector>
        <draw:connector draw:style-name="gr2" draw:text-style-name="P1" draw:layer="layout" svg:x1="9.953cm" svg:y1="13.688cm" svg:x2="9.953cm" svg:y2="15.732cm" draw:start-shape="id2" draw:start-glue-point="2" draw:end-shape="id3" draw:end-glue-point="0" svg:d="M9953 13688v2044" svg:viewBox="0 0 1 2045">
          <text:p/>
        </draw:connector>
        <draw:frame draw:style-name="gr3" draw:text-style-name="P2" draw:layer="layout" svg:width="3.914cm" svg:height="0.962cm" svg:x="8.008cm" svg:y="7.15cm">
          <draw:text-box>
            <text:p>Dropdown 0</text:p>
          </draw:text-box>
        </draw:frame>
        <draw:frame draw:style-name="gr3" draw:text-style-name="P2" draw:layer="layout" svg:width="3.914cm" svg:height="0.962cm" svg:x="8.008cm" svg:y="12.049cm">
          <draw:text-box>
            <text:p>Dropdown 1</text:p>
          </draw:text-box>
        </draw:frame>
        <draw:frame draw:style-name="gr3" draw:text-style-name="P2" draw:layer="layout" svg:width="3.914cm" svg:height="0.962cm" svg:x="8.008cm" svg:y="16.621cm">
          <draw:text-box>
            <text:p>Dropdown 2</text:p>
          </draw:text-box>
        </draw:frame>
        <draw:frame draw:style-name="gr3" draw:text-style-name="P2" draw:layer="layout" svg:width="3.419cm" svg:height="0.962cm" svg:x="10.525cm" svg:y="9.509cm">
          <draw:text-box>
            <text:p>onChange</text:p>
          </draw:text-box>
        </draw:frame>
        <draw:frame draw:style-name="gr3" draw:text-style-name="P2" draw:layer="layout" svg:width="3.419cm" svg:height="0.962cm" svg:x="10.525cm" svg:y="14.135cm">
          <draw:text-box>
            <text:p>onChang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7T20:53:05.830368858</meta:creation-date>
    <dc:date>2015-12-27T21:00:59.443624993</dc:date>
    <meta:editing-duration>PT7M54S</meta:editing-duration>
    <meta:editing-cycles>1</meta:editing-cycles>
    <meta:document-statistic meta:object-count="10"/>
    <meta:generator>LibreOffice/4.4.6.3$Linux_X86_64 LibreOffice_project/40m0$Build-3</meta:generator>
  </office:meta>
</office:document-meta>
</file>